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umber of rules</text:p>
          </table:table-cell>
          <table:table-cell office:value-type="string">
            <text:p>NAT memory</text:p>
          </table:table-cell>
          <table:table-cell office:value-type="string">
            <text:p>Firewall memory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I25" table:end-x="0.3047in" table:end-y="0.0673in" draw:z-index="0" draw:style-name="gr1" svg:width="4.2106in" svg:height="2.7555in" svg:x="0.5394in" svg:y="0.1457in">
              <draw:object draw:notify-on-update-of-ranges="Sheet1.A1:Sheet1.A5 Sheet1.B1:Sheet1.B5 Sheet1.C1:Sheet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3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alina </meta:initial-creator>
    <meta:creation-date>2010-07-05T12:58:18</meta:creation-date>
    <dc:date>2010-07-05T13:18:09</dc:date>
    <dc:creator>catalina </dc:creator>
    <meta:editing-duration>PT00H04M41S</meta:editing-duration>
    <meta:editing-cycles>1</meta:editing-cycles>
    <meta:document-statistic meta:table-count="3" meta:cell-count="15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96cm" svg:height="7cm" xlink:href=".." chart:class="chart:bar" chart:style-name="ch1">
        <chart:legend chart:legend-position="end" svg:x="8.563cm" svg:y="3.031cm" chart:style-name="ch2"/>
        <chart:plot-area chart:style-name="ch3" table:cell-range-address="Sheet1.A1:Sheet1.C5" chart:data-source-has-labels="column" svg:x="0.225cm" svg:y="0.14cm" svg:width="8.126cm" svg:height="6.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A1:Sheet1.A5"/>
          </chart:axis>
          <chart:axis chart:dimension="y" chart:name="primary-y" chart:style-name="ch5">
            <chart:title svg:x="0.214cm" svg:y="4.436cm" chart:style-name="ch6">
              <text:p>Used Memory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1:Sheet1.B5" chart:class="chart:bar">
            <chart:data-point chart:repeated="5"/>
          </chart:series>
          <chart:series chart:style-name="ch9" chart:values-cell-range-address="Sheet1.C1:Sheet1.C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5">Number of rules</text:p>
              </table:table-cell>
              <table:table-cell office:value-type="float" office:value="1.#NAN">
                <text:p text:id="Sheet1.B1:Sheet1.B5">1.#NAN</text:p>
              </table:table-cell>
              <table:table-cell office:value-type="float" office:value="1.#NAN">
                <text:p text:id="Sheet1.C1:Sheet1.C5">1.#NAN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